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6580" officeooo:paragraph-rsid="001c6580"/>
    </style:style>
    <style:style style:name="P2" style:family="paragraph" style:parent-style-name="Standard">
      <style:text-properties fo:font-weight="normal" officeooo:rsid="001dd81e" officeooo:paragraph-rsid="001dd81e" style:font-weight-asian="normal" style:font-weight-complex="normal"/>
    </style:style>
    <style:style style:name="P3" style:family="paragraph" style:parent-style-name="Standard">
      <style:text-properties fo:font-weight="normal" officeooo:rsid="001ec403" officeooo:paragraph-rsid="001ec403" style:font-weight-asian="normal" style:font-weight-complex="normal"/>
    </style:style>
    <style:style style:name="P4" style:family="paragraph" style:parent-style-name="Standard">
      <style:text-properties fo:font-weight="normal" officeooo:rsid="001ec403" officeooo:paragraph-rsid="00209826" style:font-weight-asian="normal" style:font-weight-complex="normal"/>
    </style:style>
    <style:style style:name="P5" style:family="paragraph" style:parent-style-name="Standard">
      <style:text-properties fo:font-weight="normal" officeooo:rsid="00209826" officeooo:paragraph-rsid="00209826" style:font-weight-asian="normal" style:font-weight-complex="normal"/>
    </style:style>
    <style:style style:name="P6" style:family="paragraph" style:parent-style-name="Standard">
      <style:text-properties fo:font-weight="normal" officeooo:paragraph-rsid="00209826" style:font-weight-asian="normal" style:font-weight-complex="normal"/>
    </style:style>
    <style:style style:name="P7" style:family="paragraph" style:parent-style-name="Standard">
      <style:text-properties fo:font-weight="normal" officeooo:rsid="00220a93" officeooo:paragraph-rsid="00220a93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officeooo:rsid="00209826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dd81e" style:font-weight-asian="normal" style:font-weight-complex="normal"/>
    </style:style>
    <style:style style:name="T6" style:family="text">
      <style:text-properties fo:font-weight="normal" officeooo:rsid="00209826" style:font-weight-asian="normal" style:font-weight-complex="normal"/>
    </style:style>
    <style:style style:name="T7" style:family="text">
      <style:text-properties officeooo:rsid="002098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4,1 :</text:p>
      <text:p text:style-name="P1"><text:span text:style-name="T4">Si Tutu &lt;= Toto + 4 ET Tata &lt;&gt; "OK" Alors<text:line-break/>Tutu ← Tutu - 1<text:line-break/>Sinon<text:line-break/>Tutu ← Tutu </text:span><text:span text:style-name="T5">+1</text:span></text:p>
      <text:p text:style-name="P2">finsi</text:p>
      <text:p text:style-name="P2"/>
      <text:p text:style-name="P2">Exercice 4,2 :</text:p>
      <text:p text:style-name="P2">Variables h, m en Numérique</text:p>
      <text:p text:style-name="P2">Ecrire "Entrez les heures, puis les minutes : "<text:line-break/>Lire h, m<text:line-break/>m ← m + 1<text:line-break/>Si m = 60 Alors<text:line-break/>m ← 0<text:line-break/>h ← h + 1<text:line-break/>FinSi<text:line-break/>Si h = 24 Alors<text:line-break/>h ← 0<text:line-break/>FinSi<text:line-break/>Ecrire "Dans une minute il sera ", h, "heure(s) ", m, "minute(s)"<text:line-break/>finsi</text:p>
      <text:p text:style-name="P2"/>
      <text:p text:style-name="P2">Exercice 4,3 :</text:p>
      <text:p text:style-name="P2"/>
      <text:p text:style-name="P3">Exercice 4,4 :</text:p>
      <text:p text:style-name="P3">Variables n, p en Numérique<text:line-break/>Ecrire "Nombre de photocopies : "<text:line-break/>Lire n<text:line-break/>Si n &lt;= 10 Alors<text:line-break/>  p ← n * 0,1<text:line-break/>SinonSi n &lt;= 30 Alors<text:line-break/>  p ← 10 * 0,1 + (n – 10) * 0,09<text:line-break/>Sinon<text:line-break/>  p ← 10 * 0,1 + 20 * 0,09 + (n – 30) * 0,08<text:line-break/>FinSi<text:line-break/>Ecrire "Le prix total est: ", p<text:line-break/></text:p>
      <text:p text:style-name="P3">Exercice 4,5 :</text:p>
      <text:p text:style-name="P3">Variable sex en Caractère<text:line-break/>Variable age en Numérique<text:line-break/>Variables C1, C2 en Booléen<text:line-break/><text:line-break/>Ecrire "Entrez le sexe (M/F) : "<text:line-break/>Lire sex<text:line-break/>Ecrire "Entrez l’âge: "<text:line-break/>Lire age<text:line-break/>C1 ← sex = "M" ET age &gt; 20<text:line-break/>C2 ← sex = "F" ET (age &gt; 18 ET age &lt; 35)<text:line-break/>Si C1 ou C2 Alors<text:line-break/>Ecrire "Imposable"<text:line-break/>Sinon<text:line-break/><text:soft-page-break/>Ecrire "Non Imposable"<text:line-break/>FinSi</text:p>
      <text:p text:style-name="P3"/>
      <text:p text:style-name="P4">Exercice 4,<text:span text:style-name="T7">5 :</text:span></text:p>
      <text:p text:style-name="P4"/>
      <text:p text:style-name="P4">Variable sex en Caractère<text:line-break/>Variable age en Numérique<text:line-break/>Variables C1, C2 en Booléen<text:line-break/>Début<text:line-break/>Ecrire "Entrez le sexe (M/F) : "<text:line-break/>Lire sex<text:line-break/>Ecrire "Entrez l’âge: "<text:line-break/>Lire age<text:line-break/>C1 ← sex = "M" ET age &gt; 20<text:line-break/>C2 ← sex = "F" ET (age &gt; 18 ET age &lt; 35)<text:line-break/>Si C1 ou C2 Alors<text:line-break/>Ecrire "Imposable"<text:line-break/>Sinon<text:line-break/>Ecrire "Non Imposable"<text:line-break/>FinSi</text:p>
      <text:p text:style-name="P5"/>
      <text:p text:style-name="P5">Exercice 4,6 :</text:p>
      <text:p text:style-name="P6"><text:span text:style-name="T7">Variables A, B, C, D en Numérique<text:line-break/>Variables C1, C2, C3, C4 en Booléen<text:line-break/>Ecrire "Entrez les scores des quatre prétendants :"<text:line-break/>Lire A, B, C, D<text:line-break/>C1 ← A &gt; 50<text:line-break/>C2 ← B &gt; 50 ou C &gt; 50 ou D &gt; 50<text:line-break/>C3 ← A &gt;= B et A &gt;= C et A &gt;= D<text:line-break/>C4 ← A &gt;= 12,5<text:line-break/>Si C1 Alors<text:line-break/>Ecrire “Elu au premier tour"<text:line-break/>Sinonsi C2 ou Non(C4) Alors<text:line-break/>Ecrire “Battu, éliminé, sorti !!!”<text:line-break/>SinonSi C3 Alors<text:line-break/>Ecrire "Ballotage favorable"<text:line-break/>Sinon<text:line-break/></text:span>Ecrire "Ballotage défavorable"<text:line-break/>FinSi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Exercice 4,7 :</text:p>
      <text:p text:style-name="P7"/>
      <text:p text:style-name="P7">Variables age, perm, acc, assur en Numérique<text:line-break/>Variables C1, C2, C3 en Booléen<text:line-break/>Variable situ en Caractère<text:line-break/>Ecrire "Entrez l’âge: "<text:line-break/>Lire age<text:line-break/>Ecrire "Entrez le nombre d'années de permis: "<text:line-break/>Lire perm<text:line-break/>Ecrire "Entrez le nombre d'accidents: "<text:line-break/>Lire acc<text:line-break/>Ecrire "Entrez le nombre d'années d'assurance: "<text:line-break/>Lire assur<text:line-break/>C1 ← age &gt;= 25<text:line-break/>C2 ← perm &gt;= 2<text:line-break/>C3 ← assur &gt; 5<text:line-break/>Si Non(C1) et Non(C2) Alors<text:line-break/>Si acc = 0 Alors<text:line-break/>situ ← "Rouge"<text:line-break/>Sinon<text:line-break/>situ ← "Refusé"<text:line-break/>FinSi<text:line-break/>Sinonsi ((Non(C1) et C2) ou (C1 et Non(C2)) Alors<text:line-break/>Si acc = 0 Alors<text:line-break/>situ ← "Orange"<text:line-break/>SinonSi acc = 1 Alors<text:line-break/>situ ← "Rouge"<text:line-break/>Sinon<text:line-break/>situ ← "Refusé"<text:line-break/>FinSi<text:line-break/>Sinon<text:line-break/>Si acc = 0 Alors<text:line-break/>situ ← "Vert"<text:line-break/>SinonSi acc = 1 Alors<text:line-break/>situ ← "Orange"<text:line-break/>SinonSi acc = 2 Alors<text:line-break/>situ ← "Rouge"<text:line-break/>Sinon<text:line-break/>situ ← "Refusé"<text:line-break/>FinSi<text:line-break/>FinSi<text:line-break/>Si C3 Alors<text:line-break/>Si situ = "Rouge" Alors<text:line-break/>situ ← "Orange"<text:line-break/>SinonSi situ = "Orange" Alors<text:line-break/>situ ← "Vert"<text:line-break/>SinonSi situ = "Vert" Alors<text:line-break/>situ ← "Bleu"<text:line-break/>FinSi<text:line-break/>FinSi<text:line-break/><text:span text:style-name="T1">Ecrire</text:span> "Votre situation : ", situ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1:29:43.445077583</meta:creation-date>
    <meta:generator>LibreOffice/7.3.7.2$Linux_X86_64 LibreOffice_project/30$Build-2</meta:generator>
    <dc:date>2023-03-21T13:32:45.285216663</dc:date>
    <meta:editing-duration>PT1H2M15S</meta:editing-duration>
    <meta:editing-cycles>4</meta:editing-cycles>
    <meta:document-statistic meta:table-count="0" meta:image-count="0" meta:object-count="0" meta:page-count="3" meta:paragraph-count="17" meta:word-count="561" meta:character-count="2600" meta:non-whitespace-character-count="2046"/>
  </office:meta>
</office:document-meta>
</file>